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866in"/>
    </style:style>
    <style:style style:name="co3" style:family="table-column">
      <style:table-column-properties fo:break-before="auto" style:column-width="4.5598in"/>
    </style:style>
    <style:style style:name="co4" style:family="table-column">
      <style:table-column-properties fo:break-before="auto" style:column-width="4.7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title 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e R1</text:p>
          </table:table-cell>
          <table:table-cell office:value-type="string" calcext:value-type="string">
            <text:p>file R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1-T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01FS2_Obese-saliva_S66_L001_R1_001.fastq.gz</text:p>
          </table:table-cell>
          <table:table-cell office:value-type="string" calcext:value-type="string">
            <text:p>S_OB01FS2_Obese-saliva_S66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1-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01FS_Obese-saliva_S51_L001_R1_001.fastq.gz</text:p>
          </table:table-cell>
          <table:table-cell office:value-type="string" calcext:value-type="string">
            <text:p>S_OB01FS_Obese-saliva_S51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2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2_Obese-saliva_S61_L001_R1_001.fastq.gz</text:p>
          </table:table-cell>
          <table:table-cell office:value-type="string" calcext:value-type="string">
            <text:p>S_OB02_Obese-saliva_S61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2-T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2FS2_Obese-saliva_S77_L001_R1_001.fastq.gz</text:p>
          </table:table-cell>
          <table:table-cell office:value-type="string" calcext:value-type="string">
            <text:p>S_OB02FS2_Obese-saliva_S77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2-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2FS_Obese-saliva_S69_L001_R1_001.fastq.gz</text:p>
          </table:table-cell>
          <table:table-cell office:value-type="string" calcext:value-type="string">
            <text:p>S_OB02FS_Obese-saliva_S69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3-T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03_Obese-saliva_S37_L001_R1_001.fastq.gz</text:p>
          </table:table-cell>
          <table:table-cell office:value-type="string" calcext:value-type="string">
            <text:p>S_OB03_Obese-saliva_S37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3-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03FS_Obese-saliva_S52_L001_R1_001.fastq.gz</text:p>
          </table:table-cell>
          <table:table-cell office:value-type="string" calcext:value-type="string">
            <text:p>S_OB03FS_Obese-saliva_S52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4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4_Obese-saliva_S62_L001_R1_001.fastq.gz</text:p>
          </table:table-cell>
          <table:table-cell office:value-type="string" calcext:value-type="string">
            <text:p>S_OB04_Obese-saliva_S62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4-T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4FS2_Obese-saliva_S78_L001_R1_001.fastq.gz</text:p>
          </table:table-cell>
          <table:table-cell office:value-type="string" calcext:value-type="string">
            <text:p>S_OB04FS2_Obese-saliva_S78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4-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4FS_Obese-saliva_S70_L001_R1_001.fastq.gz</text:p>
          </table:table-cell>
          <table:table-cell office:value-type="string" calcext:value-type="string">
            <text:p>S_OB04FS_Obese-saliva_S70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5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5_Obese-saliva_S63_L001_R1_001.fastq.gz</text:p>
          </table:table-cell>
          <table:table-cell office:value-type="string" calcext:value-type="string">
            <text:p>S_OB05_Obese-saliva_S63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5-T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5FS2_Obese-saliva_S79_L001_R1_001.fastq.gz</text:p>
          </table:table-cell>
          <table:table-cell office:value-type="string" calcext:value-type="string">
            <text:p>S_OB05FS2_Obese-saliva_S79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5-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5FS_Obese-saliva_S71_L001_R1_001.fastq.gz</text:p>
          </table:table-cell>
          <table:table-cell office:value-type="string" calcext:value-type="string">
            <text:p>S_OB05FS_Obese-saliva_S71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6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6_Obese-saliva_S64_L001_R1_001.fastq.gz</text:p>
          </table:table-cell>
          <table:table-cell office:value-type="string" calcext:value-type="string">
            <text:p>S_OB06_Obese-saliva_S64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6-T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6FS2_Obese-saliva_S80_L001_R1_001.fastq.gz</text:p>
          </table:table-cell>
          <table:table-cell office:value-type="string" calcext:value-type="string">
            <text:p>S_OB06FS2_Obese-saliva_S80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6-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6FS_Obese-saliva_S72_L001_R1_001.fastq.gz</text:p>
          </table:table-cell>
          <table:table-cell office:value-type="string" calcext:value-type="string">
            <text:p>S_OB06FS_Obese-saliva_S72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7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7_Obese-saliva_S65_L001_R1_001.fastq.gz</text:p>
          </table:table-cell>
          <table:table-cell office:value-type="string" calcext:value-type="string">
            <text:p>S_OB07_Obese-saliva_S65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7-T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07FS2-S_S53_L001_R1_001.fastq.gz</text:p>
          </table:table-cell>
          <table:table-cell office:value-type="string" calcext:value-type="string">
            <text:p>OB07FS2-S_S53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07-T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_OB07FS2_Obese-saliva_S81_L001_R1_001.fastq.gz</text:p>
          </table:table-cell>
          <table:table-cell table:style-name="ce2" office:value-type="string" calcext:value-type="string">
            <text:p>S_OB07FS2_Obese-saliva_S81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07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07FS-S_S41_L001_R1_001.fastq.gz</text:p>
          </table:table-cell>
          <table:table-cell office:value-type="string" calcext:value-type="string">
            <text:p>OB07FS-S_S41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07-T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_OB07FS_Obese-saliva_S73_L001_R1_001.fastq.gz</text:p>
          </table:table-cell>
          <table:table-cell table:style-name="ce2" office:value-type="string" calcext:value-type="string">
            <text:p>S_OB07FS_Obese-saliva_S73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08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8_Obese-saliva_S66_L001_R1_001.fastq.gz</text:p>
          </table:table-cell>
          <table:table-cell office:value-type="string" calcext:value-type="string">
            <text:p>S_OB08_Obese-saliva_S66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8-T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8FS2_Obese-saliva_S82_L001_R1_001.fastq.gz</text:p>
          </table:table-cell>
          <table:table-cell office:value-type="string" calcext:value-type="string">
            <text:p>S_OB08FS2_Obese-saliva_S82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8-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8FS_Obese-saliva_S74_L001_R1_001.fastq.gz</text:p>
          </table:table-cell>
          <table:table-cell office:value-type="string" calcext:value-type="string">
            <text:p>S_OB08FS_Obese-saliva_S74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9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9_Obese-saliva_S67_L001_R1_001.fastq.gz</text:p>
          </table:table-cell>
          <table:table-cell office:value-type="string" calcext:value-type="string">
            <text:p>S_OB09_Obese-saliva_S67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9-T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9FS2_Obese-saliva_S83_L001_R1_001.fastq.gz</text:p>
          </table:table-cell>
          <table:table-cell office:value-type="string" calcext:value-type="string">
            <text:p>S_OB09FS2_Obese-saliva_S83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9-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09FS_Obese-saliva_S75_L001_R1_001.fastq.gz</text:p>
          </table:table-cell>
          <table:table-cell office:value-type="string" calcext:value-type="string">
            <text:p>S_OB09FS_Obese-saliva_S75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10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10_Obese-saliva_S68_L001_R1_001.fastq.gz</text:p>
          </table:table-cell>
          <table:table-cell office:value-type="string" calcext:value-type="string">
            <text:p>S_OB10_Obese-saliva_S68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10-T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10FS2_Obese-saliva_S84_L001_R1_001.fastq.gz</text:p>
          </table:table-cell>
          <table:table-cell office:value-type="string" calcext:value-type="string">
            <text:p>S_OB10FS2_Obese-saliva_S84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10-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OB10FS_Obese-saliva_S76_L001_R1_001.fastq.gz</text:p>
          </table:table-cell>
          <table:table-cell office:value-type="string" calcext:value-type="string">
            <text:p>S_OB10FS_Obese-saliva_S76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12-T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12_Obese-saliva_S38_L001_R1_001.fastq.gz</text:p>
          </table:table-cell>
          <table:table-cell office:value-type="string" calcext:value-type="string">
            <text:p>S_OB12_Obese-saliva_S38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12-T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12FS2_Obese-saliva_S68_L001_R1_001.fastq.gz</text:p>
          </table:table-cell>
          <table:table-cell office:value-type="string" calcext:value-type="string">
            <text:p>S_OB12FS2_Obese-saliva_S68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12-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12FS_Obese-saliva_S53_L001_R1_001.fastq.gz</text:p>
          </table:table-cell>
          <table:table-cell office:value-type="string" calcext:value-type="string">
            <text:p>S_OB12FS_Obese-saliva_S53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21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21-S_S27_L001_R1_001.fastq.gz</text:p>
          </table:table-cell>
          <table:table-cell office:value-type="string" calcext:value-type="string">
            <text:p>OB21-S_S27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21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21FS-S_S42_L001_R1_001.fastq.gz</text:p>
          </table:table-cell>
          <table:table-cell office:value-type="string" calcext:value-type="string">
            <text:p>OB21FS-S_S42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23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23-S_S28_L001_R1_001.fastq.gz</text:p>
          </table:table-cell>
          <table:table-cell office:value-type="string" calcext:value-type="string">
            <text:p>OB23-S_S28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23-T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23FS2-S_S54_L001_R1_001.fastq.gz</text:p>
          </table:table-cell>
          <table:table-cell office:value-type="string" calcext:value-type="string">
            <text:p>OB23FS2-S_S54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23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23FS-S_S43_L001_R1_001.fastq.gz</text:p>
          </table:table-cell>
          <table:table-cell office:value-type="string" calcext:value-type="string">
            <text:p>OB23FS-S_S43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24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24-S_S29_L001_R1_001.fastq.gz</text:p>
          </table:table-cell>
          <table:table-cell office:value-type="string" calcext:value-type="string">
            <text:p>OB24-S_S29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25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25-S_S30_L001_R1_001.fastq.gz</text:p>
          </table:table-cell>
          <table:table-cell office:value-type="string" calcext:value-type="string">
            <text:p>OB25-S_S30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25-T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25_Obese-saliva_S39_L001_R1_001.fastq.gz</text:p>
          </table:table-cell>
          <table:table-cell table:style-name="ce2" office:value-type="string" calcext:value-type="string">
            <text:p>S_OB25_Obese-saliva_S39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25-T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25FS2_Obese-saliva_S69_L001_R1_001.fastq.gz</text:p>
          </table:table-cell>
          <table:table-cell office:value-type="string" calcext:value-type="string">
            <text:p>S_OB25FS2_Obese-saliva_S69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25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25FS-S_S44_L001_R1_001.fastq.gz</text:p>
          </table:table-cell>
          <table:table-cell office:value-type="string" calcext:value-type="string">
            <text:p>OB25FS-S_S44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25-T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25FS_Obese-saliva_S54_L001_R1_001.fastq.gz</text:p>
          </table:table-cell>
          <table:table-cell table:style-name="ce2" office:value-type="string" calcext:value-type="string">
            <text:p>S_OB25FS_Obese-saliva_S54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26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26-S_S31_L001_R1_001.fastq.gz</text:p>
          </table:table-cell>
          <table:table-cell office:value-type="string" calcext:value-type="string">
            <text:p>OB26-S_S31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26-T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26_Obese-saliva_S40_L001_R1_001.fastq.gz</text:p>
          </table:table-cell>
          <table:table-cell table:style-name="ce2" office:value-type="string" calcext:value-type="string">
            <text:p>S_OB26_Obese-saliva_S40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26-T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26FS2_Obese-saliva_S70_L001_R1_001.fastq.gz</text:p>
          </table:table-cell>
          <table:table-cell office:value-type="string" calcext:value-type="string">
            <text:p>S_OB26FS2_Obese-saliva_S70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26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26FS-S_S45_L001_R1_001.fastq.gz</text:p>
          </table:table-cell>
          <table:table-cell office:value-type="string" calcext:value-type="string">
            <text:p>OB26FS-S_S45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26-T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26FS_Obese-saliva_S55_L001_R1_001.fastq.gz</text:p>
          </table:table-cell>
          <table:table-cell table:style-name="ce2" office:value-type="string" calcext:value-type="string">
            <text:p>S_OB26FS_Obese-saliva_S55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27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27-S_S32_L001_R1_001.fastq.gz</text:p>
          </table:table-cell>
          <table:table-cell office:value-type="string" calcext:value-type="string">
            <text:p>OB27-S_S32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27-T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27_Obese-saliva_S41_L001_R1_001.fastq.gz</text:p>
          </table:table-cell>
          <table:table-cell table:style-name="ce2" office:value-type="string" calcext:value-type="string">
            <text:p>S_OB27_Obese-saliva_S41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27-T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27FS2_Obese-saliva_S71_L001_R1_001.fastq.gz</text:p>
          </table:table-cell>
          <table:table-cell office:value-type="string" calcext:value-type="string">
            <text:p>S_OB27FS2_Obese-saliva_S71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27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27FS-S_S46_L001_R1_001.fastq.gz</text:p>
          </table:table-cell>
          <table:table-cell office:value-type="string" calcext:value-type="string">
            <text:p>OB27FS-S_S46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27-T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27FS_Obese-saliva_S56_L001_R1_001.fastq.gz</text:p>
          </table:table-cell>
          <table:table-cell table:style-name="ce2" office:value-type="string" calcext:value-type="string">
            <text:p>S_OB27FS_Obese-saliva_S56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28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28-S_S33_L001_R1_001.fastq.gz</text:p>
          </table:table-cell>
          <table:table-cell office:value-type="string" calcext:value-type="string">
            <text:p>OB28-S_S33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28-T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28_Obese-saliva_S42_L001_R1_001.fastq.gz</text:p>
          </table:table-cell>
          <table:table-cell table:style-name="ce2" office:value-type="string" calcext:value-type="string">
            <text:p>S_OB28_Obese-saliva_S42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28-T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28FS2_Obese-saliva_S72_L001_R1_001.fastq.gz</text:p>
          </table:table-cell>
          <table:table-cell office:value-type="string" calcext:value-type="string">
            <text:p>S_OB28FS2_Obese-saliva_S72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28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28FS-S_S47_L001_R1_001.fastq.gz</text:p>
          </table:table-cell>
          <table:table-cell office:value-type="string" calcext:value-type="string">
            <text:p>OB28FS-S_S47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28-T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28FS_Obese-saliva_S57_L001_R1_001.fastq.gz</text:p>
          </table:table-cell>
          <table:table-cell table:style-name="ce2" office:value-type="string" calcext:value-type="string">
            <text:p>S_OB28FS_Obese-saliva_S57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29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29-S_S34_L001_R1_001.fastq.gz</text:p>
          </table:table-cell>
          <table:table-cell office:value-type="string" calcext:value-type="string">
            <text:p>OB29-S_S34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29-T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29_Obese-saliva_S43_L001_R1_001.fastq.gz</text:p>
          </table:table-cell>
          <table:table-cell table:style-name="ce2" office:value-type="string" calcext:value-type="string">
            <text:p>S_OB29_Obese-saliva_S43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29-T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29FS2_Obese-saliva_S73_L001_R1_001.fastq.gz</text:p>
          </table:table-cell>
          <table:table-cell office:value-type="string" calcext:value-type="string">
            <text:p>S_OB29FS2_Obese-saliva_S73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29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29FS-S_S48_L001_R1_001.fastq.gz</text:p>
          </table:table-cell>
          <table:table-cell office:value-type="string" calcext:value-type="string">
            <text:p>OB29FS-S_S48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29-T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29FS_Obese-saliva_S58_L001_R1_001.fastq.gz</text:p>
          </table:table-cell>
          <table:table-cell table:style-name="ce2" office:value-type="string" calcext:value-type="string">
            <text:p>S_OB29FS_Obese-saliva_S58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30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30-S_S35_L001_R1_001.fastq.gz</text:p>
          </table:table-cell>
          <table:table-cell office:value-type="string" calcext:value-type="string">
            <text:p>OB30-S_S35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30-T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30_Obese-saliva_S44_L001_R1_001.fastq.gz</text:p>
          </table:table-cell>
          <table:table-cell table:style-name="ce2" office:value-type="string" calcext:value-type="string">
            <text:p>S_OB30_Obese-saliva_S44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30-T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30FS2_Obese-saliva_S74_L001_R1_001.fastq.gz</text:p>
          </table:table-cell>
          <table:table-cell office:value-type="string" calcext:value-type="string">
            <text:p>S_OB30FS2_Obese-saliva_S74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30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30FS-S_S49_L001_R1_001.fastq.gz</text:p>
          </table:table-cell>
          <table:table-cell office:value-type="string" calcext:value-type="string">
            <text:p>OB30FS-S_S49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30-T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30FS_Obese-saliva_S59_L001_R1_001.fastq.gz</text:p>
          </table:table-cell>
          <table:table-cell table:style-name="ce2" office:value-type="string" calcext:value-type="string">
            <text:p>S_OB30FS_Obese-saliva_S59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31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31-S_S36_L001_R1_001.fastq.gz</text:p>
          </table:table-cell>
          <table:table-cell office:value-type="string" calcext:value-type="string">
            <text:p>OB31-S_S36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31-T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31_Obese-saliva_S45_L001_R1_001.fastq.gz</text:p>
          </table:table-cell>
          <table:table-cell table:style-name="ce2" office:value-type="string" calcext:value-type="string">
            <text:p>S_OB31_Obese-saliva_S45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31-T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31FS2_Obese-saliva_S75_L001_R1_001.fastq.gz</text:p>
          </table:table-cell>
          <table:table-cell office:value-type="string" calcext:value-type="string">
            <text:p>S_OB31FS2_Obese-saliva_S75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31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31FS-S_S50_L001_R1_001.fastq.gz</text:p>
          </table:table-cell>
          <table:table-cell office:value-type="string" calcext:value-type="string">
            <text:p>OB31FS-S_S50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31-T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31FS_Obese-saliva_S60_L001_R1_001.fastq.gz</text:p>
          </table:table-cell>
          <table:table-cell table:style-name="ce2" office:value-type="string" calcext:value-type="string">
            <text:p>S_OB31FS_Obese-saliva_S60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32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32-S_S37_L001_R1_001.fastq.gz</text:p>
          </table:table-cell>
          <table:table-cell office:value-type="string" calcext:value-type="string">
            <text:p>OB32-S_S37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32-T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32_Obese-saliva_S46_L001_R1_001.fastq.gz</text:p>
          </table:table-cell>
          <table:table-cell table:style-name="ce2" office:value-type="string" calcext:value-type="string">
            <text:p>S_OB32_Obese-saliva_S46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32-T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32FS2_Obese-saliva_S76_L001_R1_001.fastq.gz</text:p>
          </table:table-cell>
          <table:table-cell office:value-type="string" calcext:value-type="string">
            <text:p>S_OB32FS2_Obese-saliva_S76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32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32FS-S_S51_L001_R1_001.fastq.gz</text:p>
          </table:table-cell>
          <table:table-cell office:value-type="string" calcext:value-type="string">
            <text:p>OB32FS-S_S51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32-T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32FS_Obese-saliva_S61_L001_R1_001.fastq.gz</text:p>
          </table:table-cell>
          <table:table-cell table:style-name="ce2" office:value-type="string" calcext:value-type="string">
            <text:p>S_OB32FS_Obese-saliva_S61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33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33-S_S38_L001_R1_001.fastq.gz</text:p>
          </table:table-cell>
          <table:table-cell office:value-type="string" calcext:value-type="string">
            <text:p>OB33-S_S38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33-T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33_Obese-saliva_S47_L001_R1_001.fastq.gz</text:p>
          </table:table-cell>
          <table:table-cell table:style-name="ce2" office:value-type="string" calcext:value-type="string">
            <text:p>S_OB33_Obese-saliva_S47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33-T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33FS2_Obese-saliva_S77_L001_R1_001.fastq.gz</text:p>
          </table:table-cell>
          <table:table-cell office:value-type="string" calcext:value-type="string">
            <text:p>S_OB33FS2_Obese-saliva_S77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33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33FS-S_S52_L001_R1_001.fastq.gz</text:p>
          </table:table-cell>
          <table:table-cell office:value-type="string" calcext:value-type="string">
            <text:p>OB33FS-S_S52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33-T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33FS_Obese-saliva_S62_L001_R1_001.fastq.gz</text:p>
          </table:table-cell>
          <table:table-cell table:style-name="ce2" office:value-type="string" calcext:value-type="string">
            <text:p>S_OB33FS_Obese-saliva_S62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34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34-S_S39_L001_R1_001.fastq.gz</text:p>
          </table:table-cell>
          <table:table-cell office:value-type="string" calcext:value-type="string">
            <text:p>OB34-S_S39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34-T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34_Obese-saliva_S48_L001_R1_001.fastq.gz</text:p>
          </table:table-cell>
          <table:table-cell table:style-name="ce2" office:value-type="string" calcext:value-type="string">
            <text:p>S_OB34_Obese-saliva_S48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34-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34FS_Obese-saliva_S63_L001_R1_001.fastq.gz</text:p>
          </table:table-cell>
          <table:table-cell office:value-type="string" calcext:value-type="string">
            <text:p>S_OB34FS_Obese-saliva_S63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35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35-S_S40_L001_R1_001.fastq.gz</text:p>
          </table:table-cell>
          <table:table-cell office:value-type="string" calcext:value-type="string">
            <text:p>OB35-S_S40_L001_R2_001.fastq.g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B35-T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_OB35_Obese-saliva_S49_L001_R1_001.fastq.gz</text:p>
          </table:table-cell>
          <table:table-cell table:style-name="ce2" office:value-type="string" calcext:value-type="string">
            <text:p>S_OB35_Obese-saliva_S49_L001_R2_001.fastq.gz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OB35-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35FS_Obese-saliva_S64_L001_R1_001.fastq.gz</text:p>
          </table:table-cell>
          <table:table-cell office:value-type="string" calcext:value-type="string">
            <text:p>S_OB35FS_Obese-saliva_S64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36-T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36_Obese-saliva_S50_L001_R1_001.fastq.gz</text:p>
          </table:table-cell>
          <table:table-cell office:value-type="string" calcext:value-type="string">
            <text:p>S_OB36_Obese-saliva_S50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36-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36FS_Obese-saliva_S65_L001_R1_001.fastq.gz</text:p>
          </table:table-cell>
          <table:table-cell office:value-type="string" calcext:value-type="string">
            <text:p>S_OB36FS_Obese-saliva_S65_L001_R2_001.fastq.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B03-T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OBO3FS2_Obese-saliva_S67_L001_R1_001.fastq.gz</text:p>
          </table:table-cell>
          <table:table-cell office:value-type="string" calcext:value-type="string">
            <text:p>S_OBO3FS2_Obese-saliva_S67_L001_R2_001.fastq.gz</text:p>
          </table:table-cell>
          <table:table-cell table:number-columns-repeated="102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title 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SOB01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01-T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02-T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2-T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2-T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3-T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03-T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04-T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4-T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4-T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5-T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5-T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5-T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6-T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6-T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6-T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7-T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7-T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07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08-T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8-T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8-T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9-T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9-T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09-T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10-T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10-T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10-T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12-T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12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12-T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21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21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23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23-T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23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24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25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25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25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26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26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26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27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27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27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28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28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28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29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29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29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30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30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30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31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31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31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32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32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32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33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33-T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33-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34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34-T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35-T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35-T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36-T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36-T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B03-T1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Sheet1.A1:Sheet1.D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18:47.354552953</meta:creation-date>
    <dc:date>2020-10-19T17:24:47.720970001</dc:date>
    <meta:editing-duration>PT6M</meta:editing-duration>
    <meta:editing-cycles>2</meta:editing-cycles>
    <meta:generator>LibreOffice/6.4.6.2$Linux_X86_64 LibreOffice_project/40$Build-2</meta:generator>
    <meta:document-statistic meta:table-count="2" meta:cell-count="520" meta:object-count="0"/>
  </office:meta>
</office:document-meta>
</file>